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agement Summary</text:p>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Standard">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4T16:01:58.69</meta:creation-date>
    <dc:date>2013-02-14T18:22:51.16</dc:date>
    <meta:editing-duration>PT2H20M46S</meta:editing-duration>
    <meta:editing-cycles>11</meta:editing-cycles>
    <meta:generator>OpenOffice.org/3.4.1$Win32 OpenOffice.org_project/341m1$Build-9593</meta:generator>
    <meta:document-statistic meta:table-count="0" meta:image-count="0" meta:object-count="0" meta:page-count="1" meta:paragraph-count="10" meta:word-count="383" meta:character-count="2187"/>
  </office:meta>
</office:document-meta>
</file>